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herif" svg:font-family="LiberationSh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Abyssinica SIL" fo:font-weight="normal" style:font-weight-asian="normal" style:font-weight-complex="normal"/>
    </style:style>
    <style:style style:name="P2" style:family="paragraph" style:parent-style-name="Standard">
      <style:text-properties style:font-name="Abyssinica SIL" fo:font-weight="bold" style:font-weight-asian="bold" style:font-weight-complex="bold"/>
    </style:style>
    <style:style style:name="P3" style:family="paragraph" style:parent-style-name="Standard">
      <style:text-properties style:font-name="Abyssinica SIL" fo:font-weight="normal" style:font-weight-asian="normal" style:font-weight-complex="normal"/>
    </style:style>
    <style:style style:name="P4" style:family="paragraph" style:parent-style-name="Standard">
      <style:text-properties style:font-name="Abyssinica SIL" fo:font-weight="normal" fo:background-color="transparent" style:font-weight-asian="normal" style:font-weight-complex="normal"/>
    </style:style>
    <style:style style:name="P5" style:family="paragraph" style:parent-style-name="Standard" style:master-page-name="Standard">
      <style:paragraph-properties style:page-number="auto"/>
      <style:text-properties style:font-name="Abyssinica SIL" fo:font-weight="normal" style:font-weight-asian="normal" style:font-weight-complex="normal"/>
    </style:style>
    <style:style style:name="T1" style:family="text">
      <style:text-properties fo:color="#000000"/>
    </style:style>
    <style:style style:name="T2" style:family="text">
      <style:text-properties fo:color="#000000" style:font-name="LiberationSerif"/>
    </style:style>
    <style:style style:name="T3" style:family="text">
      <style:text-properties fo:color="#000000" style:font-name="LiberationSerif"/>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8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Abyssinica SIL"/>
    </style:style>
    <style:style style:name="T10" style:family="text">
      <style:text-properties style:font-name="Abyssinica SIL" fo:font-weight="bold" style:font-weight-asian="bold" style:font-weight-complex="bold"/>
    </style:style>
    <style:style style:name="T11" style:family="text">
      <style:text-properties style:font-name="Abyssinica SIL" fo:font-style="italic" style:font-style-asian="italic" style:font-style-complex="italic"/>
    </style:style>
    <style:style style:name="T12" style:family="text">
      <style:text-properties style:font-name="Abyssinica SIL" fo:font-style="italic" fo:font-weight="bold" style:font-style-asian="italic" style:font-weight-asian="bold" style:font-style-complex="italic" style:font-weight-complex="bold"/>
    </style:style>
    <style:style style:name="T13" style:family="text">
      <style:text-properties style:font-name="Abyssinica SIL" fo:font-style="italic" fo:font-weight="normal" style:font-style-asian="italic" style:font-weight-asian="normal" style:font-style-complex="italic" style:font-weight-complex="normal"/>
    </style:style>
    <style:style style:name="T14" style:family="text">
      <style:text-properties style:font-name="Abyssinica SIL"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tab/><text:tab/><text:tab/><text:tab/><text:tab/>TEMA 1</text:span></text:p>
      <text:p text:style-name="P1"/>
      <text:p text:style-name="P3"><text:span text:style-name="T1">De momento, se entregará por correo electrónico a </text:span><text:span text:style-name="T6">arturo.candela.d@ies1xabia.org </text:span><text:span text:style-name="T1">en el asunto deberá poner DAM2 – DII y el nombre del archivo ha de contener TEMA 1 ACTIVIDAD 1. Contesta las preguntas considerando la información disponible y aportando tu enfoque personal. Todas las actividades deben realizarse en formato Word o LibreOffice. </text:span></text:p>
      <text:p text:style-name="P3"><text:span text:style-name="T5">1- Principio de usabilidad</text:span><text:span text:style-name="T1"> </text:span></text:p>
      <text:p text:style-name="P3"><text:span text:style-name="T1">Diseñamos aplicaciones para facilitar la vida a los usuarios. Por ello debemos programar pensando en que el éxito de nuestro trabajo depende de la satisfacción de estos. Para ello, hay una serie de normas muy útiles(Usabilidad heurística Jakob Nielsen) que nos ayudan a programar pensando siempre en que el usuario se sienta cómodo con nuestra interfaz. <text:s/>Con ello conseguimos usuarios contentos y trabajadores productivos.</text:span></text:p>
      <text:p text:style-name="P3"><text:span text:style-name="T5">2- ¿Qué es la realidad aumentada?</text:span><text:span text:style-name="T1"> </text:span></text:p>
      <text:p text:style-name="P3"><text:span text:style-name="T1">Es un sistema por el cual podemos añadir representaciones en 3D y a tiempor real mediante gafas de R.A o pantallas.</text:span></text:p>
      <text:p text:style-name="P3"><text:span text:style-name="T1">Aparte de para ponernos cara de perrito en Instagram, creo que esta herramienta puede ser muy potente para la venta online. Uno de los puntos débiles de la venta online es que no tenemos una experiencia directa del producto que vamos a comprar. La realidad aumentada es un paso de gigante. Por una parte es evidente que la ficción nunca supera a la realidad, pero para cierto tipo de productos puede suponer una mejora. Un ejemplo sencillo es la venta de pintalabios.</text:span></text:p>
      <text:p text:style-name="P2"><text:span text:style-name="T1">3-¿Qué es una interfaz de usuario?</text:span></text:p>
      <text:p text:style-name="P3"><text:span text:style-name="T1">Comunicación del usuario con el sistema. Elementos como la entrada de teclado,la configuración de la ventana, la disposición de los elementos tanto físicos como de sofware, e incluso gestos o comunicación verbal.</text:span></text:p>
      <text:p text:style-name="P3"><text:span text:style-name="T1"><text:s/></text:span><text:span text:style-name="T5">4- Definición y tendencias de GUI</text:span><text:span text:style-name="T1"> </text:span></text:p>
      <text:p text:style-name="Standard"><text:span text:style-name="T14">La interfaz gráfica de usuario, conocida también como GUI (del </text:span><text:a xlink:type="simple" xlink:href="https://es.wikipedia.org/wiki/Idioma_ingl%C3%A9s" office:target-frame-name="Idioma inglés" xlink:show="replace" text:style-name="ListLabel_20_1" text:visited-style-name="ListLabel_20_1"><text:span text:style-name="Internet_20_link"><text:span text:style-name="T14">inglés</text:span></text:span></text:a><text:span text:style-name="T14"> </text:span><text:span text:style-name="T13">graphical user interface</text:span><text:span text:style-name="T14">), es un </text:span><text:a xlink:type="simple" xlink:href="https://es.wikipedia.org/wiki/Programa_inform%C3%A1tico" office:target-frame-name="Programa informático" xlink:show="replace" text:style-name="ListLabel_20_1" text:visited-style-name="ListLabel_20_1"><text:span text:style-name="Internet_20_link"><text:span text:style-name="T14">programa informático</text:span></text:span></text:a><text:span text:style-name="T14"> que actúa de </text:span><text:a xlink:type="simple" xlink:href="https://es.wikipedia.org/wiki/Interfaz_de_usuario" office:target-frame-name="Interfaz de usuario" xlink:show="replace" text:style-name="ListLabel_20_1" text:visited-style-name="ListLabel_20_1"><text:span text:style-name="Internet_20_link"><text:span text:style-name="T14">interfaz de usuario</text:span></text:span></text:a><text:span text:style-name="T14">, utilizando un conjunto de imágenes y </text:span><text:a xlink:type="simple" xlink:href="https://es.wikipedia.org/wiki/Icono" office:target-frame-name="Icono" xlink:show="replace" text:style-name="ListLabel_20_1" text:visited-style-name="ListLabel_20_1"><text:span text:style-name="Internet_20_link"><text:span text:style-name="T14">objetos gráficos</text:span></text:span></text:a><text:span text:style-name="T14"> para representar la información y acciones disponibles en la interfaz. Su principal uso, consiste en proporcionar un entorno visual sencillo para permitir la comunicación con el </text:span><text:a xlink:type="simple" xlink:href="https://es.wikipedia.org/wiki/Sistema_operativo" office:target-frame-name="Sistema operativo" xlink:show="replace" text:style-name="ListLabel_20_1" text:visited-style-name="ListLabel_20_1"><text:span text:style-name="Internet_20_link"><text:span text:style-name="T14">sistema operativo</text:span></text:span></text:a><text:span text:style-name="T14"> de una máquina o computador.</text:span></text:p>
      <text:p text:style-name="P3">Wikipedia</text:p>
      <text:p text:style-name="P3"/>
      <text:p text:style-name="P3"><text:soft-page-break/>Parece que las interfaces de usuario tienden a la comunicación más natural para el ser humano, el habla y los gestos. Aunque esta sea nuestra manera natural de comunicarnos, la entrada táctil será muy necesaria en muchos casos y seguiremos desarrollando tanto aplicaciones convencionales con interfaces graficas de usuario como realidad virtual y otras tecnologías gráficas. Al menos hasta que inventemos una interfaz neuronal. <text:s/></text:p>
      <text:p text:style-name="P1"/>
      <text:p text:style-name="P2"><text:span text:style-name="T1">5- KISS aplicado al diseño de interfaces</text:span></text:p>
      <text:p text:style-name="P3"><text:span text:style-name="T1">Keep it simple, stupid.</text:span></text:p>
      <text:p text:style-name="P3"><text:span text:style-name="T1">Este principio es fácil de entender. Si es simple y fácil de entender, muchos usuarios podrán usarla bien y se sentirán satisfechos con ella. Esto te hace ganar más dinero, cosa que suele gustarle a los jefes.</text:span></text:p>
      <text:p text:style-name="P3"><text:span text:style-name="T1"><text:s/></text:span><text:span text:style-name="T5">6- Características de una GUI</text:span></text:p>
      <text:p text:style-name="P3"><text:span text:style-name="T1">Las características más relevantes que he encontrado son:</text:span></text:p>
      <text:p text:style-name="P3"><text:span text:style-name="T1">-Facilidad de comprensión aprendizaje y uso;</text:span></text:p>
      <text:p text:style-name="P3"><text:span text:style-name="T1">-El objeto de interés debe ser de fácil localización.</text:span></text:p>
      <text:p text:style-name="P4"><text:span text:style-name="T1">-Las operaciones serán rápidas, incrementales y reversibles, con efectos inmediatos</text:span></text:p>
      <text:p text:style-name="P1"/>
      <text:p text:style-name="P3"><text:span text:style-name="T1"><text:s/></text:span><text:span text:style-name="T5">7-¿Cuál es el principal objetivo de una GUI?</text:span><text:span text:style-name="T1"> </text:span></text:p>
      <text:p text:style-name="P3"><text:span text:style-name="T1">Proporcionar al usuario acceso y control de los datos que necesita. </text:span></text:p>
      <text:p text:style-name="P2"><text:span text:style-name="T1">8- De acuerdo a la evolución y desarrollo de la GUI ¿Qué puntos de conexión puede o podrá tener con la NUI?</text:span></text:p>
      <text:p text:style-name="P3"><text:span text:style-name="T1">Para mi, la pantalla tactil es el punto de conexión más evidente, porque tiene un componente grafico con las caracteristicas anteriores y ademas incluye acciones como deslizar pulsar o mover.</text:span></text:p>
      <text:p text:style-name="P3"><text:span text:style-name="T1">La realidad virtual es una conexión muy fuerte entre ambos, porque generamos un entorno grafico e interactuamos con el con nuestros movimientos.</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s MS" svg:font-family="'Comic Sans MS'"/>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herif" svg:font-family="LiberationSh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meta:editing-cycles>
    <meta:creation-date>2019-09-19T20:48:00</meta:creation-date>
    <dc:date>2019-09-20T18:20:02.123066793</dc:date>
    <meta:editing-duration>PT1H19M45S</meta:editing-duration>
    <meta:generator>LibreOffice/6.0.7.3$Linux_X86_64 LibreOffice_project/00m0$Build-3</meta:generator>
    <meta:document-statistic meta:table-count="0" meta:image-count="0" meta:object-count="0" meta:page-count="2" meta:paragraph-count="26" meta:word-count="582" meta:character-count="3668" meta:non-whitespace-character-count="30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